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  <style:style style:name="T10" style:family="text">
      <style:text-properties officeooo:rsid="005699fc"/>
    </style:style>
    <style:style style:name="T11" style:family="text">
      <style:text-properties officeooo:rsid="00584923"/>
    </style:style>
    <style:style style:name="T12" style:family="text">
      <style:text-properties officeooo:rsid="005a4d72"/>
    </style:style>
    <style:style style:name="T13" style:family="text">
      <style:text-properties officeooo:rsid="005bdc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2023</text:p>
      <text:p text:style-name="P3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5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38">6</text:p>
          </table:table-cell>
          <table:table-cell table:style-name="Tableau6.A2" office:value-type="string">
            <text:p text:style-name="P37">traduko - <text:span text:style-name="T10">Anjes</text:span></text:p>
          </table:table-cell>
        </table:table-row>
        <table:table-row>
          <table:table-cell table:style-name="Tableau6.A2" office:value-type="string">
            <text:p text:style-name="P39">1<text:span text:style-name="T9">3</text:span></text:p>
          </table:table-cell>
          <table:table-cell table:style-name="Tableau6.A2" office:value-type="string">
            <text:p text:style-name="P36">traduko - <text:span text:style-name="T11">Didje</text:span></text:p>
          </table:table-cell>
        </table:table-row>
        <table:table-row>
          <table:table-cell table:style-name="Tableau6.A2" office:value-type="string">
            <text:p text:style-name="P40">2<text:span text:style-name="T12">1 </text:span><text:span text:style-name="T13">(10h)</text:span></text:p>
          </table:table-cell>
          <table:table-cell table:style-name="Tableau6.A2" office:value-type="string">
            <text:p text:style-name="P36">traduko</text:p>
          </table:table-cell>
        </table:table-row>
        <table:table-row>
          <table:table-cell table:style-name="Tableau6.A5" office:value-type="string">
            <text:p text:style-name="P41">2<text:span text:style-name="T9">7 </text:span><text:span text:style-name="T13">(10h)</text:span></text:p>
          </table:table-cell>
          <table:table-cell table:style-name="Tableau6.A5" office:value-type="string">
            <text:p text:style-name="P36">traduko</text:p>
          </table:table-cell>
        </table:table-row>
      </table:table>
      <text:p text:style-name="P34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1<text:span text:style-name="T7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2<text:span text:style-name="T7">2</text:span>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27">1<text:span text:style-name="T6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1<text:span text:style-name="T5">3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2<text:span text:style-name="T5">0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21">traduko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5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4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21T11:46:17.174284140</dc:date>
    <dc:creator>Bob Correcteur</dc:creator>
    <meta:editing-duration>PT1H38M13S</meta:editing-duration>
    <meta:editing-cycles>74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90" meta:character-count="340" meta:non-whitespace-character-count="317"/>
  </office:meta>
</office:document-meta>
</file>